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90000040E43D64B4E3BA5AE8A.png" manifest:media-type="image/png"/>
  <manifest:file-entry manifest:full-path="Pictures/10000201000002A9000003ED544333BB4D3B4D0C.png" manifest:media-type="image/png"/>
  <manifest:file-entry manifest:full-path="Pictures/100002010000024C000004129F64F3E2F4FD351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0dbe" officeooo:paragraph-rsid="001f0dbe"/>
    </style:style>
    <style:style style:name="P2" style:family="paragraph" style:parent-style-name="Standard">
      <style:paragraph-properties fo:break-before="page"/>
      <style:text-properties officeooo:rsid="001f0dbe" officeooo:paragraph-rsid="001f0d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S DICCIONARIOS</text:p>
      <text:p text:style-name="P1"/>
      <text:p text:style-name="P1"><draw:frame draw:style-name="fr2" draw:name="Imaxe1" text:anchor-type="char" svg:width="17cm" svg:height="22.712cm" draw:z-index="0"><draw:image xlink:href="Pictures/10000201000003090000040E43D64B4E3BA5AE8A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><draw:frame draw:style-name="fr2" draw:name="Imaxe2" text:anchor-type="char" svg:width="17cm" svg:height="25.088cm" draw:z-index="1"><draw:image xlink:href="Pictures/10000201000002A9000003ED544333BB4D3B4D0C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1"><draw:frame draw:style-name="fr1" draw:name="Imaxe3" text:anchor-type="char" svg:x="0.242cm" svg:y="-0.026cm" svg:width="15.559cm" svg:height="27.573cm" draw:z-index="2"><draw:image xlink:href="Pictures/100002010000024C000004129F64F3E2F4FD351C.png" xlink:type="simple" xlink:show="embed" xlink:actuate="onLoad" draw:mime-type="image/png"/></draw:frame><text:soft-page-break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18:09:19.694000000</meta:creation-date>
    <dc:date>2021-10-18T19:43:17.841000000</dc:date>
    <meta:editing-duration>PT1H23M48S</meta:editing-duration>
    <meta:editing-cycles>1</meta:editing-cycles>
    <meta:document-statistic meta:table-count="0" meta:image-count="3" meta:object-count="0" meta:page-count="4" meta:paragraph-count="3" meta:word-count="2" meta:character-count="49" meta:non-whitespace-character-count="20"/>
    <meta:generator>LibreOffice/7.1.4.2$Windows_X86_64 LibreOffice_project/a529a4fab45b75fefc5b6226684193eb000654f6</meta:generator>
  </office:meta>
</office:document-meta>
</file>